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/>
    </style:style>
    <style:style style:name="P2" style:family="paragraph" style:parent-style-name="Standard">
      <style:paragraph-properties fo:text-align="start" style:justify-single-word="false"/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riteup Excercise 9</text:p>
      <text:p text:style-name="P3"/>
      <text:p text:style-name="P3">Arianova Mendioroz (s0518061)</text:p>
      <text:p text:style-name="P3">Bernhard Johannes Eiling (s0535003)</text:p>
      <text:p text:style-name="P1"/>
      <text:p text:style-name="P2"/>
      <text:p text:style-name="P2">Finger exercises:</text:p>
      <text:p text:style-name="P2"/>
      <text:p text:style-name="P2">1.</text:p>
      <text:p text:style-name="P2">Ein gleichseitiges Dreieck ist ein Dreieck bei dem alle Seiten gleich lang sind. Daraus folgt, dass auch alle Winkel gleich sind.</text:p>
      <text:p text:style-name="P2">Um ein gleichseitiges Dreieck zu positionieren braucht man ausschließlich nur einen Punkt bestimmen.</text:p>
      <text:p text:style-name="P2"/>
      <text:p text:style-name="P2">2.</text:p>
      <text:p text:style-name="P2">x-Koordinate: (x1 + x2) / 2</text:p>
      <text:p text:style-name="P2">y-Koordinate: (y1 + y2) / 2</text:p>
      <text:p text:style-name="P2"/>
      <text:p text:style-name="P2">3.</text:p>
      <text:p text:style-name="P2">Meine Monitorauflüsung ist 1920 * 1080. Dies ist aus den Monitor Einstellungen ersichtlich.</text:p>
      <text:p text:style-name="P2">Das größte gleichseitige Dreieck darstellbar auf meinem Monitor hat somit die Höhe von 1080 Pixeln.</text:p>
      <text:p text:style-name="P2"/>
      <text:p text:style-name="P2">4.</text:p>
      <text:p text:style-name="P2">Ein Sierpinski Dreieck ist ein selbstähnliches Fraktal. Dies bedeutet, dass bei einer unendlichen rekursiven Erzeugung des Dreiecks jede Teilmenge wieder ein ganzes Dreieck ergibt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09T10:40:00.19</meta:creation-date>
    <dc:date>2012-06-04T18:39:43.47</dc:date>
    <meta:editing-duration>PT08H52M11S</meta:editing-duration>
    <meta:editing-cycles>30</meta:editing-cycles>
    <meta:generator>OpenOffice.org/3.2$Win32 OpenOffice.org_project/320m18$Build-9502</meta:generator>
    <meta:document-statistic meta:table-count="0" meta:image-count="0" meta:object-count="0" meta:page-count="1" meta:paragraph-count="15" meta:word-count="114" meta:character-count="761"/>
  </office:meta>
</office:document-meta>
</file>